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expo-brand-mono" svg:font-family="expo-brand-mono, monospace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28pt" fo:font-weight="bold" officeooo:rsid="002136fc" officeooo:paragraph-rsid="002136fc" fo:background-color="#fffff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weight="bold" fo:background-color="#fffff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weight="bold" officeooo:rsid="00219224" officeooo:paragraph-rsid="00219224" fo:background-color="#ffffff" style:font-weight-asian="bold" style:font-weight-complex="bold"/>
    </style:style>
    <style:style style:name="P4" style:family="paragraph" style:parent-style-name="Standard">
      <style:text-properties fo:color="#000000" style:font-name="arial" fo:font-weight="bold" officeooo:rsid="00219224" officeooo:paragraph-rsid="00219224" fo:background-color="#ffffff" style:font-weight-asian="bold" style:font-weight-complex="bold"/>
    </style:style>
    <style:style style:name="P5" style:family="paragraph" style:parent-style-name="Standard">
      <style:text-properties fo:color="#000000" style:font-name="arial" fo:font-weight="bold" officeooo:rsid="001a0b32" officeooo:paragraph-rsid="001a0b32" fo:background-color="#ffffff" style:font-weight-asian="bold" style:font-weight-complex="bold"/>
    </style:style>
    <style:style style:name="P6" style:family="paragraph" style:parent-style-name="Standard">
      <style:text-properties fo:color="#000000" style:font-name="arial" fo:font-size="14pt" fo:font-weight="bold" officeooo:rsid="00180310" officeooo:paragraph-rsid="00180310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style:font-name="arial" fo:font-weight="normal" officeooo:rsid="00180310" officeooo:paragraph-rsid="00180310" fo:background-color="#ffffff" style:font-weight-asian="normal" style:font-weight-complex="normal"/>
    </style:style>
    <style:style style:name="P8" style:family="paragraph" style:parent-style-name="Standard">
      <style:text-properties fo:color="#000000" style:font-name="arial" fo:font-weight="normal" officeooo:rsid="00211c8f" officeooo:paragraph-rsid="00211c8f" fo:background-color="#ffffff" style:font-weight-asian="normal" style:font-weight-complex="normal"/>
    </style:style>
    <style:style style:name="P9" style:family="paragraph" style:parent-style-name="Standard">
      <style:text-properties fo:color="#000000" style:font-name="arial" fo:font-weight="normal" officeooo:rsid="002144d2" officeooo:paragraph-rsid="002144d2" fo:background-color="#ffffff" style:font-weight-asian="normal" style:font-weight-complex="normal"/>
    </style:style>
    <style:style style:name="P10" style:family="paragraph" style:parent-style-name="Standard">
      <style:text-properties fo:color="#000000" style:font-name="arial" fo:font-weight="normal" officeooo:rsid="00219224" officeooo:paragraph-rsid="00219224" fo:background-color="#ffffff" style:font-weight-asian="normal" style:font-weight-complex="normal"/>
    </style:style>
    <style:style style:name="P11" style:family="paragraph" style:parent-style-name="Standard">
      <style:text-properties fo:color="#000000" style:font-name="arial" fo:font-size="18pt" fo:font-weight="bold" officeooo:rsid="002144d2" officeooo:paragraph-rsid="002144d2" fo:background-color="#ffffff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000000" style:font-name="arial" fo:font-size="18pt" fo:font-weight="normal" officeooo:rsid="00275a2b" officeooo:paragraph-rsid="00275a2b" fo:background-color="#ffffff" style:font-size-asian="18pt" style:font-weight-asian="normal" style:font-size-complex="18pt" style:font-weight-complex="normal"/>
    </style:style>
    <style:style style:name="P13" style:family="paragraph" style:parent-style-name="Standard">
      <style:text-properties fo:color="#000000" style:font-name="arial" fo:font-size="18pt" fo:font-weight="normal" officeooo:rsid="00286fc2" officeooo:paragraph-rsid="00286fc2" fo:background-color="#ffffff" style:font-size-asian="18pt" style:font-weight-asian="normal" style:font-size-complex="18pt" style:font-weight-complex="normal"/>
    </style:style>
    <style:style style:name="P14" style:family="paragraph" style:parent-style-name="Standard">
      <style:text-properties fo:color="#000000" style:font-name="arial" fo:font-size="18pt" fo:font-weight="normal" officeooo:rsid="002a6a94" officeooo:paragraph-rsid="002a6a94" fo:background-color="#ffffff" style:font-size-asian="18pt" style:font-weight-asian="normal" style:font-size-complex="18pt" style:font-weight-complex="normal"/>
    </style:style>
    <style:style style:name="P15" style:family="paragraph" style:parent-style-name="Standard">
      <style:text-properties fo:color="#000000" style:font-name="arial" fo:font-size="18pt" fo:font-weight="normal" officeooo:rsid="002cc3c5" officeooo:paragraph-rsid="002cc3c5" fo:background-color="#ffffff" style:font-size-asian="18pt" style:font-weight-asian="normal" style:font-size-complex="18pt" style:font-weight-complex="normal"/>
    </style:style>
    <style:style style:name="P16" style:family="paragraph" style:parent-style-name="Standard">
      <style:text-properties fo:color="#000000" style:font-name="arial" fo:font-size="18pt" fo:font-weight="normal" officeooo:rsid="002cec54" officeooo:paragraph-rsid="002cec54" fo:background-color="#ffffff" style:font-size-asian="18pt" style:font-weight-asian="normal" style:font-size-complex="18pt" style:font-weight-complex="normal"/>
    </style:style>
    <style:style style:name="P17" style:family="paragraph" style:parent-style-name="Standard">
      <style:text-properties fo:color="#000000" style:font-name="arial" fo:font-size="18pt" fo:font-weight="normal" officeooo:rsid="0033c7fa" officeooo:paragraph-rsid="0033c7fa" fo:background-color="#ffffff" style:font-size-asian="18pt" style:font-weight-asian="normal" style:font-size-complex="18pt" style:font-weight-complex="normal"/>
    </style:style>
    <style:style style:name="P18" style:family="paragraph" style:parent-style-name="Standard">
      <style:text-properties fo:color="#000000" style:font-name="arial" fo:font-size="18pt" fo:font-weight="normal" officeooo:paragraph-rsid="002d3159" fo:background-color="#ffffff"/>
    </style:style>
    <style:style style:name="P19" style:family="paragraph" style:parent-style-name="Standard">
      <style:text-properties fo:color="#000000" style:font-name="Droid Sans Mono" fo:font-size="10.5pt" fo:font-weight="normal" officeooo:paragraph-rsid="0033c7fa" fo:background-color="#ffffff"/>
    </style:style>
    <style:style style:name="P20" style:family="paragraph" style:parent-style-name="Standard">
      <style:text-properties fo:font-variant="normal" fo:text-transform="none" fo:color="#000000" style:font-name="expo-brand-mono" fo:font-size="10.5pt" fo:letter-spacing="normal" fo:font-style="normal" fo:font-weight="normal" officeooo:paragraph-rsid="002d3159" fo:background-color="#ffffff"/>
    </style:style>
    <style:style style:name="P21" style:family="paragraph" style:parent-style-name="Standard">
      <style:text-properties fo:font-variant="normal" fo:text-transform="none" style:font-name="expo-brand-mono" fo:font-size="10.5pt" fo:letter-spacing="normal" fo:font-style="normal" fo:font-weight="normal" officeooo:paragraph-rsid="003088db" fo:background-color="#ffffff"/>
    </style:style>
    <style:style style:name="P22" style:family="paragraph" style:parent-style-name="Standard">
      <style:text-properties fo:font-variant="normal" fo:text-transform="none" style:font-name="expo-brand-mono" fo:font-size="10.5pt" fo:letter-spacing="normal" fo:font-style="normal" fo:font-weight="normal" officeooo:paragraph-rsid="0031cf97" fo:background-color="#ffffff"/>
    </style:style>
    <style:style style:name="P23" style:family="paragraph" style:parent-style-name="Standard">
      <style:text-properties fo:color="#000000" style:font-name="arial" fo:font-size="12pt" fo:font-weight="normal" officeooo:rsid="00286fc2" officeooo:paragraph-rsid="00286fc2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arial" fo:font-size="12pt" fo:font-weight="normal" officeooo:rsid="002a6a94" officeooo:paragraph-rsid="002a6a94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arial" fo:font-size="12pt" fo:font-weight="normal" officeooo:rsid="002cec54" officeooo:paragraph-rsid="002cec54" fo:background-color="#ffffff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arial" fo:font-size="12pt" fo:font-weight="normal" officeooo:rsid="0033c7fa" officeooo:paragraph-rsid="0033c7fa" fo:background-color="#ffffff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arial" fo:font-size="12pt" fo:font-weight="normal" officeooo:rsid="0035bd28" officeooo:paragraph-rsid="0033c7fa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2d3159" officeooo:paragraph-rsid="002d3159" fo:background-color="#ffffff" style:font-size-asian="12pt" style:font-size-complex="12pt"/>
    </style:style>
    <style:style style:name="P29" style:family="paragraph" style:parent-style-name="Standard">
      <style:text-properties fo:color="#e06c75" style:font-name="Droid Sans Mono" fo:font-size="12pt" fo:font-weight="normal" officeooo:rsid="0035bd28" officeooo:paragraph-rsid="0033c7fa" fo:background-color="#ffffff" style:font-size-asian="12pt" style:font-weight-asian="normal" style:font-size-complex="12pt" style:font-weight-complex="normal"/>
    </style:style>
    <style:style style:name="T1" style:family="text">
      <style:text-properties officeooo:rsid="001828a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94c3" style:font-weight-asian="normal" style:font-weight-complex="normal"/>
    </style:style>
    <style:style style:name="T4" style:family="text">
      <style:text-properties officeooo:rsid="001bf024"/>
    </style:style>
    <style:style style:name="T5" style:family="text">
      <style:text-properties officeooo:rsid="001da3aa"/>
    </style:style>
    <style:style style:name="T6" style:family="text">
      <style:text-properties officeooo:rsid="001f775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3d3f" style:font-weight-asian="bold" style:font-weight-complex="bold"/>
    </style:style>
    <style:style style:name="T9" style:family="text">
      <style:text-properties officeooo:rsid="00223d3f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a6a94" style:font-size-asian="12pt" style:font-size-complex="12pt"/>
    </style:style>
    <style:style style:name="T12" style:family="text">
      <style:text-properties fo:font-size="12pt" officeooo:rsid="002becd3" style:font-size-asian="12pt" style:font-size-complex="12pt"/>
    </style:style>
    <style:style style:name="T13" style:family="text">
      <style:text-properties fo:font-size="12pt" officeooo:rsid="002d045c" style:font-size-asian="12pt" style:font-size-complex="12pt"/>
    </style:style>
    <style:style style:name="T14" style:family="text">
      <style:text-properties fo:font-size="12pt" officeooo:rsid="0035bd28" style:font-size-asian="12pt" style:font-size-complex="12pt"/>
    </style:style>
    <style:style style:name="T15" style:family="text">
      <style:text-properties fo:font-size="12pt" officeooo:rsid="002d3159" style:font-size-asian="12pt" style:font-weight-asian="normal" style:font-size-complex="12pt" style:font-weight-complex="normal"/>
    </style:style>
    <style:style style:name="T16" style:family="text">
      <style:text-properties fo:font-size="12pt" officeooo:rsid="0035bd28" style:font-size-asian="12pt" style:font-weight-asian="normal" style:font-size-complex="12pt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5bd28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font-name="monospace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style:font-name="monospace" fo:font-size="12pt" fo:letter-spacing="normal" fo:font-style="normal" officeooo:rsid="002d3159" style:font-size-asian="12pt" style:font-size-complex="12pt"/>
    </style:style>
    <style:style style:name="T21" style:family="text">
      <style:text-properties fo:font-variant="normal" fo:text-transform="none" fo:color="#24292e" style:font-name="monospace" fo:font-size="12pt" fo:letter-spacing="normal" fo:font-style="normal" officeooo:rsid="002d3159" style:font-size-asian="12pt" style:font-size-complex="12pt"/>
    </style:style>
    <style:style style:name="T22" style:family="text">
      <style:text-properties fo:color="#24292e" style:font-name="monospace" fo:font-size="12pt" style:font-size-asian="12pt" style:font-size-complex="12pt"/>
    </style:style>
    <style:style style:name="T23" style:family="text">
      <style:text-properties fo:color="#24292e" style:font-name="monospace" fo:font-size="12pt" officeooo:rsid="002d3159" style:font-size-asian="12pt" style:font-size-complex="12pt"/>
    </style:style>
    <style:style style:name="T24" style:family="text">
      <style:text-properties fo:color="#24292e" style:font-name="monospace" fo:font-size="12pt" officeooo:rsid="003088db" style:font-size-asian="12pt" style:font-size-complex="12pt"/>
    </style:style>
    <style:style style:name="T25" style:family="text">
      <style:text-properties fo:color="#24292e" style:font-name="monospace" fo:font-size="12pt" officeooo:rsid="0031cf97" style:font-size-asian="12pt" style:font-size-complex="12pt"/>
    </style:style>
    <style:style style:name="T26" style:family="text">
      <style:text-properties officeooo:rsid="0036de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 RADAR</text:p>
      <text:p text:style-name="P2"/>
      <text:p text:style-name="P3">Backend:</text:p>
      <text:p text:style-name="P3"/>
      <text:p text:style-name="P3"/>
      <text:p text:style-name="P6">Modulos:</text:p>
      <text:p text:style-name="P7"/>
      <text:p text:style-name="P5">express <text:span text:style-name="T2">– </text:span><text:span text:style-name="T3">micro-</text:span><text:span text:style-name="T2">framework de rotas</text:span></text:p>
      <text:p text:style-name="P7"/>
      <text:p text:style-name="P7"/>
      <text:p text:style-name="P7"/>
      <text:p text:style-name="P7">- <text:span text:style-name="T4">Métodos HTTP: GET, POST, PUT, DELETE</text:span></text:p>
      <text:p text:style-name="P7"/>
      <text:p text:style-name="P7">- <text:span text:style-name="T6">Cinto (5) funçoes da controller: index-lista, show-unico, store-criar, update-atualizar, destroy-deletar</text:span></text:p>
      <text:p text:style-name="P7"/>
      <text:p text:style-name="P8">- $in é um <text:span text:style-name="T7">operador</text:span> do mongodb</text:p>
      <text:p text:style-name="P7"/>
      <text:p text:style-name="P7">- Query params são visiveis na url (/?<text:span text:style-name="T5">nome=rodrigo</text:span>)</text:p>
      <text:p text:style-name="P7"/>
      <text:p text:style-name="P7">- <text:span text:style-name="T1">yarn.lok é um cach do yarn</text:span></text:p>
      <text:p text:style-name="P7"/>
      <text:p text:style-name="P7"/>
      <text:p text:style-name="P11">Front end:</text:p>
      <text:p text:style-name="P9"/>
      <text:p text:style-name="P9"><text:span text:style-name="T7">SPA</text:span> – Single-page Application</text:p>
      <text:p text:style-name="P9"/>
      <text:p text:style-name="P4">yarn create react-app web</text:p>
      <text:p text:style-name="P10"/>
      <text:p text:style-name="P10">- <text:span text:style-name="T7">robots</text:span>.<text:span text:style-name="T7">txt</text:span> são as paginas que queremos que o google encontre</text:p>
      <text:p text:style-name="P10"/>
      <text:p text:style-name="P10">- <text:span text:style-name="T8">Fragment</text:span><text:span text:style-name="T9"> &lt;&gt;&lt;/&gt; abertura e fechamento de tag vazia</text:span></text:p>
      <text:p text:style-name="P10"/>
      <text:p text:style-name="P10"/>
      <text:p text:style-name="P12"><text:span text:style-name="T7">Mobile</text:span>:</text:p>
      <text:p text:style-name="P12"/>
      <text:p text:style-name="P23">Expo:</text:p>
      <text:p text:style-name="P23"/>
      <text:p text:style-name="P13"><text:span text:style-name="T11">Instalar o EXPO globalmente - </text:span><text:span text:style-name="T10">yarn global add expo-cli </text:span></text:p>
      <text:p text:style-name="P18"><text:span text:style-name="T15">Rotas do react native – yarn add </text:span><text:span text:style-name="T19">react-navigation</text:span></text:p>
      <text:p text:style-name="P18"><text:span text:style-name="T19">- </text:span><text:span text:style-name="T20">navegaçao de pilhja - yarn add react-navigation-stack </text:span><text:span text:style-name="T21">@react-native-community/masked-view</text:span></text:p>
      <text:p text:style-name="P20"><text:span text:style-name="T24">Pacote de maps - </text:span><text:span text:style-name="T23">expo install react-native-maps</text:span></text:p>
      <text:p text:style-name="P21"><text:span text:style-name="T23">P</text:span><text:span text:style-name="T24">acote para trabalhar com localizaçao - </text:span><text:span text:style-name="T22">expo install expo-location</text:span></text:p>
      <text:p text:style-name="P22"><text:span text:style-name="T24">W</text:span><text:span text:style-name="T25">ebView - </text:span><text:span text:style-name="T22">expo install react-native-webview</text:span></text:p>
      <text:p text:style-name="P28"/>
      <text:p text:style-name="P23"/>
      <text:p text:style-name="P24">iniciar um projeto - expo init moble</text:p>
      <text:p text:style-name="P24"/>
      <text:p text:style-name="P14"><text:soft-page-break/><text:span text:style-name="T10">- </text:span><text:span text:style-name="T12">No react native o arquivo principal não é o index é o app</text:span></text:p>
      <text:p text:style-name="P15"><text:span text:style-name="T12">- </text:span><text:span text:style-name="T10">Não tem a TAG </text:span><text:span text:style-name="T17">class</text:span><text:span text:style-name="T10"> nem </text:span><text:span text:style-name="T17">id</text:span></text:p>
      <text:p text:style-name="P25">- cada elemento precisa ter sua propra estilização</text:p>
      <text:p text:style-name="P16"><text:span text:style-name="T10">- </text:span><text:span text:style-name="T13">babel converte a versão javascript mais recente para a versão que nosso celular entende</text:span></text:p>
      <text:p text:style-name="P17"><text:span text:style-name="T13">- </text:span><text:span text:style-name="T10">Expo tem por padrão todos os pacotes de icones mais famosos</text:span></text:p>
      <text:p text:style-name="P26">- <text:span text:style-name="T26">Socketio websocket – tempo real</text:span></text:p>
      <text:p text:style-name="P26"/>
      <text:p text:style-name="P26"/>
      <text:p text:style-name="P17"><text:span text:style-name="T10">- </text:span><text:span text:style-name="T14">Desafio:</text:span></text:p>
      <text:p text:style-name="P27"/>
      <text:p text:style-name="P19"><text:span text:style-name="T18">Keyboard</text:span><text:span text:style-name="T16"> do </text:span><text:span text:style-name="T14">react-native</text:span></text:p>
      <text:p text:style-name="P2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expo-brand-mono" svg:font-family="expo-brand-mono, monospace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20:18:00.148173906</meta:creation-date>
    <meta:generator>LibreOffice/6.0.7.3$Linux_X86_64 LibreOffice_project/00m0$Build-3</meta:generator>
    <dc:date>2020-01-20T20:14:43.997647097</dc:date>
    <meta:editing-duration>PT3H20M43S</meta:editing-duration>
    <meta:editing-cycles>23</meta:editing-cycles>
    <meta:document-statistic meta:table-count="0" meta:image-count="0" meta:object-count="0" meta:page-count="2" meta:paragraph-count="31" meta:word-count="199" meta:character-count="1242" meta:non-whitespace-character-count="1069"/>
  </office:meta>
</office:document-meta>
</file>